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2.036cm" fo:min-width="12.2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791cm" fo:min-width="1.938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934cm" fo:min-width="12.098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-color="#ff950e" draw:textarea-horizontal-align="justify" draw:textarea-vertical-align="middle" draw:auto-grow-height="false" fo:min-height="0.791cm" fo:min-width="1.938cm" fo:padding-top="0.176cm" fo:padding-bottom="0.176cm" fo:padding-left="0.301cm" fo:padding-right="0.30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Mangal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Mangal" fo:font-size="24pt" style:font-size-asian="24pt" style:font-size-complex="24pt"/>
    </style:style>
    <style:style style:name="P5" style:family="paragraph">
      <loext:graphic-properties draw:fill-color="#ff950e"/>
      <style:paragraph-properties fo:text-align="center"/>
    </style:style>
    <style:style style:name="T1" style:family="text">
      <style:text-properties style:font-name="Mangal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.286cm" svg:x="3.54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6.08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11.16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13.7cm" svg:y="3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7cm" svg:height="2.286cm" svg:x="3.54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13.7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11.16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8.62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3.54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8.62cm" svg:y="3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7cm" svg:height="2.286cm" svg:x="3.54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13.7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11.16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6.08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3.54cm" svg:y="8.4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7cm" svg:height="2.286cm" svg:x="3.54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3.54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6.08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8.62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13.7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7cm" svg:height="2.286cm" svg:x="3.54cm" svg:y="13.5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3.54cm" svg:y="13.5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6.08cm" svg:y="13.5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8.62cm" svg:y="13.5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143cm" svg:x="11.16cm" svg:y="13.57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89cm" svg:height="1.805cm" svg:x="4.302cm" svg:y="3.386cm">
          <draw:text-box>
            <text:p text:style-name="P3"><text:span text:style-name="T1">1</text:span></text:p>
          </draw:text-box>
        </draw:frame>
        <draw:frame draw:style-name="gr4" draw:text-style-name="P4" draw:layer="layout" svg:width="0.989cm" svg:height="1.805cm" svg:x="6.715cm" svg:y="5.953cm">
          <draw:text-box>
            <text:p text:style-name="P3"><text:span text:style-name="T1">2</text:span></text:p>
          </draw:text-box>
        </draw:frame>
        <draw:frame draw:style-name="gr4" draw:text-style-name="P4" draw:layer="layout" svg:width="0.989cm" svg:height="1.805cm" svg:x="4.303cm" svg:y="3.387cm">
          <draw:text-box>
            <text:p text:style-name="P3"><text:span text:style-name="T1">1</text:span></text:p>
          </draw:text-box>
        </draw:frame>
        <draw:frame draw:style-name="gr4" draw:text-style-name="P4" draw:layer="layout" svg:width="0.989cm" svg:height="1.805cm" svg:x="9.282cm" svg:y="8.72cm">
          <draw:text-box>
            <text:p text:style-name="P3"><text:span text:style-name="T1">3</text:span></text:p>
          </draw:text-box>
        </draw:frame>
        <draw:frame draw:style-name="gr4" draw:text-style-name="P4" draw:layer="layout" svg:width="0.989cm" svg:height="1.805cm" svg:x="11.822cm" svg:y="11.26cm">
          <draw:text-box>
            <text:p text:style-name="P3"><text:span text:style-name="T1">4</text:span></text:p>
          </draw:text-box>
        </draw:frame>
        <draw:frame draw:style-name="gr4" draw:text-style-name="P4" draw:layer="layout" svg:width="0.989cm" svg:height="1.805cm" svg:x="14.462cm" svg:y="13.673cm">
          <draw:text-box>
            <text:p text:style-name="P3"><text:span text:style-name="T1">5</text:span></text:p>
          </draw:text-box>
        </draw:frame>
        <draw:custom-shape draw:style-name="gr5" draw:text-style-name="P5" draw:layer="layout" svg:width="2.54cm" svg:height="1.143cm" svg:x="6.08cm" svg:y="4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8.62cm" svg:y="4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11.16cm" svg:y="4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13.7cm" svg:y="4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3.54cm" svg:y="6.9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8.62cm" svg:y="6.9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11.16cm" svg:y="6.9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13.7cm" svg:y="6.9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3.54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6.08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11.16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13.7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3.54cm" svg:y="12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6.08cm" svg:y="12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8.62cm" svg:y="12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13.7cm" svg:y="12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3.54cm" svg:y="14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6.08cm" svg:y="14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8.62cm" svg:y="14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54cm" svg:height="1.143cm" svg:x="11.16cm" svg:y="14.7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3:49:51.024000000</meta:creation-date>
    <dc:date>2016-09-29T14:06:46.474000000</dc:date>
    <meta:editing-duration>PT16M54S</meta:editing-duration>
    <meta:editing-cycles>4</meta:editing-cycles>
    <meta:generator>LibreOffice/4.4.2.2$Windows_x86 LibreOffice_project/c4c7d32d0d49397cad38d62472b0bc8acff48dd6</meta:generator>
    <meta:document-statistic meta:object-count="51"/>
  </office:meta>
</office:document-meta>
</file>